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1" table:style-name="ta1">
        <table:shapes>
          <draw:frame draw:z-index="0" draw:style-name="gr1" draw:text-style-name="P1" svg:width="11.9024in" svg:height="3.5421in" svg:x="0.0469in" svg:y="18.5091in">
            <draw:object draw:notify-on-update-of-ranges="ping1.B1:ping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4.0073566243422" calcext:value-type="float">
            <text:p>-64.00735662434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.3230511166602" calcext:value-type="float">
            <text:p>-14.32305111666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.9282971886042" calcext:value-type="float">
            <text:p>-9.9282971886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3.7683681135707" calcext:value-type="float">
            <text:p>-13.76836811357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.9683057219272" calcext:value-type="float">
            <text:p>-11.96830572192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7.7618297165272" calcext:value-type="float">
            <text:p>-27.76182971652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7.4565915903129" calcext:value-type="float">
            <text:p>-37.45659159031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9.0679106535823" calcext:value-type="float">
            <text:p>-29.06791065358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1.5336833492171" calcext:value-type="float">
            <text:p>-31.53368334921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2.2977310504543" calcext:value-type="float">
            <text:p>-42.29773105045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7.5747707214625" calcext:value-type="float">
            <text:p>-17.57477072146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.0330073480725" calcext:value-type="float">
            <text:p>-7.03300734807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13911953649641" calcext:value-type="float">
            <text:p>-4.1391195364964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.74741644310644" calcext:value-type="float">
            <text:p>-8.747416443106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30882153220485" calcext:value-type="float">
            <text:p>-1.308821532204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.2424324213452" calcext:value-type="float">
            <text:p>-11.242432421345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1.337634837168" calcext:value-type="float">
            <text:p>-31.33763483716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3.4619504151067" calcext:value-type="float">
            <text:p>-33.461950415106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4.7967846209453" calcext:value-type="float">
            <text:p>-34.796784620945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0.4523589362959" calcext:value-type="float">
            <text:p>-30.452358936295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7.8377073197468" calcext:value-type="float">
            <text:p>-37.837707319746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.09181192181524" calcext:value-type="float">
            <text:p>-1.0918119218152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.58593951095216" calcext:value-type="float">
            <text:p>-8.5859395109521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02380955060707" calcext:value-type="float">
            <text:p>4.0238095506070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6.7408250620773" calcext:value-type="float">
            <text:p>-26.740825062077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3.4606498150766" calcext:value-type="float">
            <text:p>-33.460649815076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9.5770635143518" calcext:value-type="float">
            <text:p>-39.57706351435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5.9927559276608" calcext:value-type="float">
            <text:p>-25.992755927660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8.2443762682634" calcext:value-type="float">
            <text:p>-28.244376268263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2.9088023507586" calcext:value-type="float">
            <text:p>-22.908802350758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9.96432751740813" calcext:value-type="float">
            <text:p>-9.9643275174081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0.2074504389276" calcext:value-type="float">
            <text:p>-20.207450438927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4.82190782291928" calcext:value-type="float">
            <text:p>-4.8219078229192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.40324536079537" calcext:value-type="float">
            <text:p>-7.4032453607953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4.4168642235512" calcext:value-type="float">
            <text:p>-24.416864223551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5.1254403841722" calcext:value-type="float">
            <text:p>-35.125440384172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4.892176071837" calcext:value-type="float">
            <text:p>-24.8921760718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3.6985707938627" calcext:value-type="float">
            <text:p>-43.698570793862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0.7835260258047" calcext:value-type="float">
            <text:p>-30.783526025804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2.3703340308827" calcext:value-type="float">
            <text:p>-32.37033403088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9.6120715519824" calcext:value-type="float">
            <text:p>-19.612071551982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5.6673968355381" calcext:value-type="float">
            <text:p>-15.667396835538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.34525658542248" calcext:value-type="float">
            <text:p>-8.3452565854224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.06804616566896" calcext:value-type="float">
            <text:p>-4.0680461656689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0.6054348800221" calcext:value-type="float">
            <text:p>-20.605434880022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5.7754906685553" calcext:value-type="float">
            <text:p>-35.775490668555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8.0386708843116" calcext:value-type="float">
            <text:p>-38.038670884311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44.9535814127082" calcext:value-type="float">
            <text:p>-44.953581412708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0.2866542107841" calcext:value-type="float">
            <text:p>-40.286654210784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8.116960693191" calcext:value-type="float">
            <text:p>-28.11696069319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3.0268852948776" calcext:value-type="float">
            <text:p>-13.026885294877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72819988600362" calcext:value-type="float">
            <text:p>0.47281998860036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6985029441387" calcext:value-type="float">
            <text:p>14.698502944138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0.6035480648624" calcext:value-type="float">
            <text:p>-20.603548064862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5.2621274032237" calcext:value-type="float">
            <text:p>-85.262127403223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2.5227241160088" calcext:value-type="float">
            <text:p>-32.522724116008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8.7256330527241" calcext:value-type="float">
            <text:p>-28.725633052724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0.5119156290841" calcext:value-type="float">
            <text:p>-30.511915629084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1.9781111532066" calcext:value-type="float">
            <text:p>-21.978111153206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33.0511062850463" calcext:value-type="float">
            <text:p>-33.051106285046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.55259825233869" calcext:value-type="float">
            <text:p>-3.5525982523386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.07028556665915" calcext:value-type="float">
            <text:p>-5.0702855666591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5.5179029774589" calcext:value-type="float">
            <text:p>-15.517902977458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.86041241712932" calcext:value-type="float">
            <text:p>-1.860412417129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9.5638268513033" calcext:value-type="float">
            <text:p>-19.56382685130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7.1757516281768" calcext:value-type="float">
            <text:p>-27.175751628176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9.0471367301713" calcext:value-type="float">
            <text:p>-29.047136730171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1.5545221301193" calcext:value-type="float">
            <text:p>-41.554522130119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0.5341439520709" calcext:value-type="float">
            <text:p>-30.534143952070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2.3011504573172" calcext:value-type="float">
            <text:p>-22.301150457317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0.6569814124694" calcext:value-type="float">
            <text:p>-20.656981412469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.19666993215716" calcext:value-type="float">
            <text:p>-1.1966699321571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682084413846129" calcext:value-type="float">
            <text:p>-0.68208441384612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3.8959798463455" calcext:value-type="float">
            <text:p>-13.895979846345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3.8266111824198" calcext:value-type="float">
            <text:p>-13.826611182419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2.0522641629107" calcext:value-type="float">
            <text:p>-22.052264162910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0.8516154072759" calcext:value-type="float">
            <text:p>-30.851615407275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4.670486033618" calcext:value-type="float">
            <text:p>-34.67048603361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0.2601358241511" calcext:value-type="float">
            <text:p>-40.260135824151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4.8733152766813" calcext:value-type="float">
            <text:p>-14.873315276681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1.7570225617015" calcext:value-type="float">
            <text:p>-11.757022561701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.20348477741943" calcext:value-type="float">
            <text:p>-5.2034847774194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998364754166349" calcext:value-type="float">
            <text:p>-0.99836475416634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.4306323424373" calcext:value-type="float">
            <text:p>-11.430632342437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9.466446730997" calcext:value-type="float">
            <text:p>-19.46644673099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2.0255100388847" calcext:value-type="float">
            <text:p>-32.025510038884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0.5289875218089" calcext:value-type="float">
            <text:p>-40.528987521808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6.0300318337271" calcext:value-type="float">
            <text:p>-36.030031833727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4.2208567567057" calcext:value-type="float">
            <text:p>-24.220856756705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8.4412898800365" calcext:value-type="float">
            <text:p>-38.441289880036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.82027302603883" calcext:value-type="float">
            <text:p>-7.8202730260388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34909058633188" calcext:value-type="float">
            <text:p>0.73490905863318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538690853349452" calcext:value-type="float">
            <text:p>-0.53869085334945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0.5758035293578" calcext:value-type="float">
            <text:p>-10.575803529357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3.5877478168743" calcext:value-type="float">
            <text:p>-33.587747816874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9.3825698871665" calcext:value-type="float">
            <text:p>-29.382569887166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28.8912952609866" calcext:value-type="float">
            <text:p>-28.891295260986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9.2964335896624" calcext:value-type="float">
            <text:p>-39.296433589662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8.9752412694006" calcext:value-type="float">
            <text:p>-18.975241269400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0.3525222334162" calcext:value-type="float">
            <text:p>-20.3525222334162</text:p>
          </table:table-cell>
          <table:table-cell/>
        </table:table-row>
        <table:table-row table:style-name="ro1">
          <table:table-cell/>
          <table:table-cell table:formula="of:=SUM([.B2:.B100])/100" office:value-type="float" office:value="-21.5621249213792" calcext:value-type="float">
            <text:p>-21.5621249213792</text:p>
          </table:table-cell>
          <table:table-cell office:value-type="float" office:value="-22.2021984876226" calcext:value-type="float">
            <text:p>-22.2021984876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31T18:40:17.022731936</dc:date>
    <meta:editing-duration>PT12M49S</meta:editing-duration>
    <meta:editing-cycles>2</meta:editing-cycles>
    <meta:generator>LibreOffice/6.4.7.2$Linux_X86_64 LibreOffice_project/40$Build-2</meta:generator>
    <meta:document-statistic meta:table-count="1" meta:cell-count="2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233cm" svg:height="8.998cm" xlink:href=".." xlink:type="simple" chart:class="chart:line" chart:style-name="ch1">
        <chart:plot-area chart:style-name="ch2" table:cell-range-address="ping1.B1:ping1.B100" svg:x="0.604cm" svg:y="0.179cm" svg:width="29.025cm" svg:height="8.64cm">
          <chartooo:coordinate-region svg:x="1.516cm" svg:y="0.378cm" svg:width="28.113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ing1.B1:ping1.B100" chart:class="chart:line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4.0073566243422">
                <text:p>-64.0073566243422</text:p>
                <draw:g>
                  <svg:desc>ping1.B1:ping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.3230511166602">
                <text:p>-14.3230511166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9282971886042">
                <text:p>-9.9282971886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.7683681135707">
                <text:p>-13.7683681135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.9683057219272">
                <text:p>-11.9683057219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7.7618297165272">
                <text:p>-27.7618297165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7.4565915903129">
                <text:p>-37.4565915903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9.0679106535823">
                <text:p>-29.0679106535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1.5336833492171">
                <text:p>-31.5336833492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2.2977310504543">
                <text:p>-42.2977310504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.5747707214625">
                <text:p>-17.5747707214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0330073480725">
                <text:p>-7.0330073480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.13911953649641">
                <text:p>-4.13911953649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4741644310644">
                <text:p>-8.74741644310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30882153220485">
                <text:p>-1.30882153220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.2424324213452">
                <text:p>-11.2424324213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1.337634837168">
                <text:p>-31.337634837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.4619504151067">
                <text:p>-33.4619504151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4.7967846209453">
                <text:p>-34.7967846209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0.4523589362959">
                <text:p>-30.4523589362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7.8377073197468">
                <text:p>-37.8377073197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9181192181524">
                <text:p>-1.091811921815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58593951095216">
                <text:p>-8.58593951095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2380955060707">
                <text:p>4.023809550607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6.7408250620773">
                <text:p>-26.7408250620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3.4606498150766">
                <text:p>-33.4606498150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9.5770635143518">
                <text:p>-39.5770635143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5.9927559276608">
                <text:p>-25.9927559276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8.2443762682634">
                <text:p>-28.24437626826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2.9088023507586">
                <text:p>-22.9088023507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.96432751740813">
                <text:p>-9.96432751740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.2074504389276">
                <text:p>-20.2074504389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.82190782291928">
                <text:p>-4.821907822919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.40324536079537">
                <text:p>-7.403245360795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4.4168642235512">
                <text:p>-24.41686422355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5.1254403841722">
                <text:p>-35.1254403841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4.892176071837">
                <text:p>-24.892176071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3.6985707938627">
                <text:p>-43.6985707938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0.7835260258047">
                <text:p>-30.78352602580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2.3703340308827">
                <text:p>-32.37033403088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9.6120715519824">
                <text:p>-19.61207155198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6673968355381">
                <text:p>-15.6673968355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.34525658542248">
                <text:p>-8.345256585422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06804616566896">
                <text:p>-4.068046165668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0.6054348800221">
                <text:p>-20.6054348800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5.7754906685553">
                <text:p>-35.77549066855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8.0386708843116">
                <text:p>-38.03867088431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4.9535814127082">
                <text:p>-44.95358141270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0.2866542107841">
                <text:p>-40.2866542107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8.116960693191">
                <text:p>-28.1169606931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.0268852948776">
                <text:p>-13.02688529487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72819988600362">
                <text:p>0.4728199886003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6985029441387">
                <text:p>14.6985029441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0.6035480648624">
                <text:p>-20.6035480648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5.2621274032237">
                <text:p>-85.2621274032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2.5227241160088">
                <text:p>-32.52272411600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8.7256330527241">
                <text:p>-28.72563305272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0.5119156290841">
                <text:p>-30.51191562908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1.9781111532066">
                <text:p>-21.9781111532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3.0511062850463">
                <text:p>-33.0511062850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55259825233869">
                <text:p>-3.55259825233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.07028556665915">
                <text:p>-5.070285566659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.5179029774589">
                <text:p>-15.51790297745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86041241712932">
                <text:p>-1.86041241712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9.5638268513033">
                <text:p>-19.56382685130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7.1757516281768">
                <text:p>-27.17575162817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9.0471367301713">
                <text:p>-29.0471367301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1.5545221301193">
                <text:p>-41.55452213011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0.5341439520709">
                <text:p>-30.53414395207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2.3011504573172">
                <text:p>-22.30115045731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0.6569814124694">
                <text:p>-20.65698141246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19666993215716">
                <text:p>-1.19666993215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82084413846129">
                <text:p>-0.682084413846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3.8959798463455">
                <text:p>-13.8959798463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3.8266111824198">
                <text:p>-13.82661118241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2.0522641629107">
                <text:p>-22.05226416291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0.8516154072759">
                <text:p>-30.85161540727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4.670486033618">
                <text:p>-34.6704860336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0.2601358241511">
                <text:p>-40.26013582415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4.8733152766813">
                <text:p>-14.87331527668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.7570225617015">
                <text:p>-11.7570225617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.20348477741943">
                <text:p>-5.203484777419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98364754166349">
                <text:p>-0.9983647541663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.4306323424373">
                <text:p>-11.4306323424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9.466446730997">
                <text:p>-19.466446730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2.0255100388847">
                <text:p>-32.02551003888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0.5289875218089">
                <text:p>-40.52898752180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6.0300318337271">
                <text:p>-36.0300318337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4.2208567567057">
                <text:p>-24.22085675670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8.4412898800365">
                <text:p>-38.44128988003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.82027302603883">
                <text:p>-7.820273026038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34909058633188">
                <text:p>0.7349090586331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38690853349452">
                <text:p>-0.5386908533494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5758035293578">
                <text:p>-10.57580352935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3.5877478168743">
                <text:p>-33.58774781687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9.3825698871665">
                <text:p>-29.38256988716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8.8912952609866">
                <text:p>-28.89129526098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.2964335896624">
                <text:p>-39.2964335896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8.9752412694006">
                <text:p>-18.9752412694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0.3525222334162">
                <text:p>-20.3525222334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